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008a" officeooo:paragraph-rsid="001e008a"/>
    </style:style>
    <style:style style:name="P2" style:family="paragraph" style:parent-style-name="Text_20_body">
      <style:text-properties style:font-name="DejaVu Serif" officeooo:paragraph-rsid="001e008a"/>
    </style:style>
    <style:style style:name="P3" style:family="paragraph" style:parent-style-name="Text_20_body">
      <style:text-properties fo:font-variant="normal" fo:text-transform="none" fo:color="#000000" style:font-name="DejaVu Sans" fo:font-size="10.5pt" fo:letter-spacing="normal" fo:font-style="normal" fo:font-weight="normal" officeooo:rsid="001e008a" officeooo:paragraph-rsid="001e008a" fo:padding="0cm" fo:border="none"/>
    </style:style>
    <style:style style:name="P4" style:family="paragraph" style:parent-style-name="Text_20_body">
      <style:text-properties style:font-name="DejaVu Sans" officeooo:rsid="001e008a" officeooo:paragraph-rsid="001e008a"/>
    </style:style>
    <style:style style:name="P5" style:family="paragraph" style:parent-style-name="Title">
      <style:text-properties officeooo:rsid="001e008a" officeooo:paragraph-rsid="001e008a"/>
    </style:style>
    <style:style style:name="P6" style:family="paragraph" style:parent-style-name="Heading_20_1">
      <style:text-properties officeooo:rsid="001e008a" officeooo:paragraph-rsid="001e008a"/>
    </style:style>
    <style:style style:name="P7" style:family="paragraph" style:parent-style-name="Subtitle">
      <style:text-properties officeooo:rsid="001e008a" officeooo:paragraph-rsid="001e008a"/>
    </style:style>
    <style:style style:name="T1" style:family="text">
      <style:text-properties officeooo:rsid="001e008a"/>
    </style:style>
    <style:style style:name="T2" style:family="text">
      <style:text-properties style:font-name="DejaVu Serif" officeooo:rsid="001e008a"/>
    </style:style>
    <style:style style:name="T3" style:family="text">
      <style:text-properties fo:font-variant="normal" fo:text-transform="none" fo:color="#000000" fo:font-size="10.5pt" fo:letter-spacing="normal" fo:font-style="normal" fo:font-weight="normal" officeooo:rsid="001e008a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is is a title</text:p>
      <text:p text:style-name="P1"/>
      <text:p text:style-name="P7">… and a subtitle</text:p>
      <text:h text:style-name="Heading_20_1" text:outline-level="1"><text:span text:style-name="T1">A sentence in serif font</text:span></text:h>
      <text:p text:style-name="P2"><text:span text:style-name="T3">Praesent eleifend risus quis felis scelerisque efficitur. </text:span></text:p>
      <text:h text:style-name="Heading_20_1" text:outline-level="1">A <text:span text:style-name="T1">sentence</text:span> in sans-serif font</text:h>
      <text:p text:style-name="P3">Vivamus sem sem, scelerisque sed mi nec, commodo efficitur dolor.</text:p>
      <text:h text:style-name="P6" text:outline-level="1">All numbers</text:h>
      <text:p text:style-name="P4">0123456789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Arial, sans-serif"/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6:50:56.768578370</meta:creation-date>
    <dc:date>2016-06-20T16:58:13.673295034</dc:date>
    <meta:editing-duration>PT7M18S</meta:editing-duration>
    <meta:editing-cycles>1</meta:editing-cycles>
    <meta:document-statistic meta:table-count="0" meta:image-count="0" meta:object-count="0" meta:page-count="1" meta:paragraph-count="8" meta:word-count="38" meta:character-count="228" meta:non-whitespace-character-count="197"/>
    <meta:generator>LibreOffice/4.3.3.2$Linux_ARM_EABI LibreOffice_project/430m0$Build-2</meta:generator>
  </office:meta>
</office:document-meta>
</file>